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Calibri" fo:font-size="12pt" style:font-size-asian="12pt" style:font-size-complex="12pt"/>
    </style:style>
    <style:style style:name="P2" style:family="paragraph" style:parent-style-name="Preformatted_20_Text">
      <style:text-properties style:font-name="Calibri" fo:font-size="12pt" officeooo:rsid="000b8248" officeooo:paragraph-rsid="000b8248" style:font-size-asian="12pt" style:font-size-complex="12pt"/>
    </style:style>
    <style:style style:name="P3" style:family="paragraph" style:parent-style-name="Preformatted_20_Text">
      <style:text-properties style:font-name="Calibri" fo:font-size="12pt" officeooo:rsid="000d4cb6" officeooo:paragraph-rsid="000d4cb6" style:font-size-asian="12pt" style:font-size-complex="12pt"/>
    </style:style>
    <style:style style:name="P4" style:family="paragraph" style:parent-style-name="Preformatted_20_Text">
      <style:text-properties style:font-name="Calibri" fo:font-size="12pt" officeooo:rsid="000e3159" officeooo:paragraph-rsid="000e3159" style:font-size-asian="12pt" style:font-size-complex="12pt"/>
    </style:style>
    <style:style style:name="P5" style:family="paragraph" style:parent-style-name="Preformatted_20_Text">
      <style:text-properties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Calibri" fo:font-size="12pt" fo:font-weight="bold" officeooo:rsid="000b8248" officeooo:paragraph-rsid="000b8248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Calibri" fo:font-size="12pt" fo:font-weight="bold" officeooo:rsid="000d4cb6" officeooo:paragraph-rsid="000d4cb6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Calibri" fo:font-size="12pt" fo:font-weight="bold" officeooo:rsid="000e3159" officeooo:paragraph-rsid="000e3159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Calibri" fo:font-size="12pt" fo:font-weight="normal" officeooo:rsid="000d595f" officeooo:paragraph-rsid="000d595f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Calibri" fo:font-size="12pt" fo:font-weight="normal" officeooo:rsid="000d595f" officeooo:paragraph-rsid="000ec04d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Calibri" fo:font-size="12pt" style:font-size-asian="12pt" style:font-size-complex="12pt"/>
    </style:style>
    <style:style style:name="P12" style:family="paragraph" style:parent-style-name="Preformatted_20_Text" style:list-style-name="L1">
      <style:text-properties style:font-name="Calibri" fo:font-size="12pt" officeooo:rsid="000b8248" officeooo:paragraph-rsid="000b8248" style:font-size-asian="12pt" style:font-size-complex="12pt"/>
    </style:style>
    <style:style style:name="P13" style:family="paragraph" style:parent-style-name="Preformatted_20_Text" style:list-style-name="L2">
      <style:text-properties style:font-name="Calibri" fo:font-size="12pt" officeooo:rsid="000d4cb6" officeooo:paragraph-rsid="000d4cb6" style:font-size-asian="12pt" style:font-size-complex="12pt"/>
    </style:style>
    <style:style style:name="P14" style:family="paragraph" style:parent-style-name="Preformatted_20_Text" style:list-style-name="L3">
      <style:text-properties style:font-name="Calibri" fo:font-size="12pt" officeooo:rsid="000d4cb6" officeooo:paragraph-rsid="000d4cb6" style:font-size-asian="12pt" style:font-size-complex="12pt"/>
    </style:style>
    <style:style style:name="P15" style:family="paragraph" style:parent-style-name="Preformatted_20_Text" style:list-style-name="L5">
      <style:text-properties style:font-name="Calibri" fo:font-size="12pt" officeooo:rsid="000e3159" officeooo:paragraph-rsid="000e3159" style:font-size-asian="12pt" style:font-size-complex="12pt"/>
    </style:style>
    <style:style style:name="P16" style:family="paragraph" style:parent-style-name="Preformatted_20_Text">
      <style:text-properties style:font-name="Calibri" fo:font-size="12pt" fo:font-weight="bold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style:font-name="Calibri" fo:font-size="12pt" fo:font-weight="bold" officeooo:paragraph-rsid="000d4cb6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Calibri" fo:font-size="12pt" fo:font-weight="bold" officeooo:rsid="000d595f" officeooo:paragraph-rsid="000d595f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style:font-name="Calibri" fo:font-size="12pt" fo:font-weight="bold" officeooo:rsid="000d595f" officeooo:paragraph-rsid="000ec04d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style:font-name="Calibri" fo:font-size="12pt" fo:font-weight="bold" officeooo:rsid="00106395" officeooo:paragraph-rsid="00106395" style:font-size-asian="12pt" style:font-weight-asian="bold" style:font-size-complex="12pt" style:font-weight-complex="bold"/>
    </style:style>
    <style:style style:name="P21" style:family="paragraph" style:parent-style-name="Preformatted_20_Text" style:list-style-name="L4">
      <style:text-properties style:font-name="Calibri" fo:font-size="12pt" fo:font-weight="normal" officeooo:rsid="000d595f" officeooo:paragraph-rsid="00106395" style:font-size-asian="12pt" style:font-weight-asian="normal" style:font-size-complex="12pt" style:font-weight-complex="normal"/>
    </style:style>
    <style:style style:name="P22" style:family="paragraph" style:parent-style-name="Preformatted_20_Text" style:list-style-name="L7">
      <style:text-properties style:font-name="Calibri" fo:font-size="12pt" fo:font-weight="normal" officeooo:rsid="000d595f" officeooo:paragraph-rsid="000ec04d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style:font-name="Calibri" fo:font-size="12pt" fo:font-weight="normal" officeooo:rsid="000d595f" officeooo:paragraph-rsid="00106395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style:font-name="Calibri" fo:font-size="12pt" fo:font-weight="normal" officeooo:rsid="000e3159" officeooo:paragraph-rsid="000e3159" style:font-size-asian="12pt" style:font-weight-asian="normal" style:font-size-complex="12pt" style:font-weight-complex="normal"/>
    </style:style>
    <style:style style:name="P25" style:family="paragraph" style:parent-style-name="Preformatted_20_Text" style:list-style-name="L5">
      <style:text-properties style:font-name="Calibri" fo:font-size="12pt" fo:font-weight="normal" officeooo:rsid="000e3159" officeooo:paragraph-rsid="000e3159" style:font-size-asian="12pt" style:font-weight-asian="normal" style:font-size-complex="12pt" style:font-weight-complex="normal"/>
    </style:style>
    <style:style style:name="P26" style:family="paragraph" style:parent-style-name="Preformatted_20_Text">
      <style:text-properties style:font-name="Calibri" fo:font-size="12pt" fo:font-weight="normal" officeooo:rsid="000ec04d" officeooo:paragraph-rsid="000ec04d" style:font-size-asian="12pt" style:font-weight-asian="normal" style:font-size-complex="12pt" style:font-weight-complex="normal"/>
    </style:style>
    <style:style style:name="P27" style:family="paragraph" style:parent-style-name="Preformatted_20_Text" style:list-style-name="L6">
      <style:text-properties style:font-name="Calibri" fo:font-size="12pt" fo:font-weight="normal" officeooo:rsid="000ec04d" officeooo:paragraph-rsid="000ec04d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font-name="Calibri" fo:font-size="12pt" fo:font-weight="normal" officeooo:rsid="00106395" officeooo:paragraph-rsid="000ec04d" style:font-size-asian="12pt" style:font-weight-asian="normal" style:font-size-complex="12pt" style:font-weight-complex="normal"/>
    </style:style>
    <style:style style:name="P29" style:family="paragraph" style:parent-style-name="Preformatted_20_Text" style:list-style-name="L4">
      <style:text-properties style:font-name="Calibri" fo:font-size="12pt" fo:font-weight="normal" officeooo:rsid="0011350e" officeooo:paragraph-rsid="0011350e" style:font-size-asian="12pt" style:font-weight-asian="normal" style:font-size-complex="12pt" style:font-weight-complex="normal"/>
    </style:style>
    <style:style style:name="P30" style:family="paragraph" style:parent-style-name="Preformatted_20_Text" style:list-style-name="L4">
      <style:text-properties officeooo:paragraph-rsid="0010fb72"/>
    </style:style>
    <style:style style:name="T1" style:family="text">
      <style:text-properties officeooo:rsid="000b8248"/>
    </style:style>
    <style:style style:name="T2" style:family="text">
      <style:text-properties officeooo:rsid="000d4cb6"/>
    </style:style>
    <style:style style:name="T3" style:family="text">
      <style:text-properties officeooo:rsid="000d59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c04d" style:font-weight-asian="normal" style:font-weight-complex="normal"/>
    </style:style>
    <style:style style:name="T7" style:family="text">
      <style:text-properties officeooo:rsid="00106395"/>
    </style:style>
    <style:style style:name="T8" style:family="text">
      <style:text-properties style:font-name="Calibri" fo:font-size="12pt" fo:font-weight="normal" officeooo:rsid="0010fb72" style:font-size-asian="12pt" style:font-weight-asian="normal" style:font-size-complex="12pt" style:font-weight-complex="normal"/>
    </style:style>
    <style:style style:name="T9" style:family="text">
      <style:text-properties officeooo:rsid="001135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а будет бал, дамы и господа! Да начнется пиршество, где каждый сможет найти для себя то, что желает!</text:p>
      <text:p text:style-name="P1"/>
      <text:p text:style-name="P1"/>
      <text:p text:style-name="P1"/>
      <text:p text:style-name="P5">Маргарита</text:p>
      <text:p text:style-name="P1">Теперь, когда <text:span text:style-name="T1">вы стали</text:span> хозяйкой бала, начало которого уже было положено, вы можете более полно отдаться своей основной цели — попыткам найти своего Мастера. Воланд, конечно, общ<text:span text:style-name="T1">ал</text:span> вам вернуть возлюбленного, но разве можно полностью доверять Сатане? Нужно действовать своими силами.</text:p>
      <text:p text:style-name="P1">Дополнительные цели на бал:</text:p>
      <text:p text:style-name="P1"><text:s text:c="4"/>• Расспросить свиту Воланда и присутствующих на балу про Мастера</text:p>
      <text:p text:style-name="P1"><text:s text:c="4"/>• Попытаться самостоятельно отыскать возлюбленного или хотя бы выяснить его судьбу</text:p>
      <text:p text:style-name="P1"/>
      <text:p text:style-name="P1"/>
      <text:p text:style-name="P1"/>
      <text:p text:style-name="P6">Воланд</text:p>
      <text:p text:style-name="P2">Теперь, когда была уже начался, а все гости в сборе, настало время подумать о том, что вы обещали Маргарите. Вы говорили, что исполните заветное желание девушки и поможете ей воссоединиться с возлюбленным. Только вот еще еще нужно привести на бал хотя бы к окончанию торжества… </text:p>
      <text:p text:style-name="P2">Дополнительные цели <text:span text:style-name="T3">на бал</text:span>:</text:p>
      <text:list xml:id="list2506358043" text:style-name="L1">
        <text:list-item>
          <text:p text:style-name="P12">Привести Мастера на бал, чтобы выполнить свое обещание</text:p>
        </text:list-item>
        <text:list-item>
          <text:p text:style-name="P12">Проследить, чтобы торжество прошло удачно</text:p>
        </text:list-item>
      </text:list>
      <text:p text:style-name="P1"/>
      <text:p text:style-name="P1"/>
      <text:p text:style-name="P1"/>
      <text:p text:style-name="P6">Азазелло</text:p>
      <text:p text:style-name="P2">Долгожданный бал наконец наступил! Вы прекрасно справились со своей работой и нашли девушку, которая согласилась стать хозяйкой бала. Но работа ваша на этом еще не закончена. <text:span text:style-name="T2">Теперь вы должны проследить, чтобы сам бал прошел удачно.</text:span></text:p>
      <text:p text:style-name="P3">Дополнительные цели <text:span text:style-name="T3">на бал</text:span>:</text:p>
      <text:list xml:id="list2419893638" text:style-name="L2">
        <text:list-item>
          <text:p text:style-name="P13">Не допустить, чтобы на бал попал агент НКВД</text:p>
        </text:list-item>
        <text:list-item>
          <text:p text:style-name="P13">Сообщить Воладну, если это все же произойдет, приведя агента к Темному Лорду</text:p>
        </text:list-item>
      </text:list>
      <text:p text:style-name="P2"/>
      <text:p text:style-name="P2"/>
      <text:p text:style-name="P2"/>
      <text:p text:style-name="P7">Гелла </text:p>
      <text:p text:style-name="P3">Приготовления к балу наконец закончены! Вы прекрасно справились со своей работой и смогли передать Маргарите списки и дальнейшими инструкциями. Однако теперь появилась новая проблема — хозяйка бала все еще может занять ваше место в свите и с этим нужно что-то сделать </text:p>
      <text:p text:style-name="P3">Дополнительные цели <text:span text:style-name="T3">на бал</text:span>:</text:p>
      <text:list xml:id="list1532016922" text:style-name="L3">
        <text:list-item>
          <text:p text:style-name="P14">Помочь Маргарите найти Мастера или не допустить присоединения <text:span text:style-name="T3">девушки к свите другим образом</text:span></text:p>
        </text:list-item>
      </text:list>
      <text:p text:style-name="P17"/>
      <text:p text:style-name="P17"/>
      <text:p text:style-name="P5"/>
      <text:p text:style-name="P5"/>
      <text:p text:style-name="P18"><text:soft-page-break/>Мастер</text:p>
      <text:p text:style-name="P23">Как бы странно то ни звучало, но Доктор Стравинский вместе с вами и другими п<text:span text:style-name="T7">а</text:span>циентами отправился на бал! Это загадочное место не дает сам покоя — люди здесь какие-то странные, а сам Доктор постоянно расспрашивает вас о самочувствии… <text:s/><text:span text:style-name="T9">Надо сказать, вы и правда чувствуете себя странно — перед глазами постоянно летают какие-то круги, да и давние печальыне воспоминания о Маргарите и потерянном доме не дают вам покоя</text:span></text:p>
      <text:p text:style-name="P23">Дополнительные цели на бал:</text:p>
      <text:list xml:id="list1122262324" text:style-name="L4">
        <text:list-item>
          <text:p text:style-name="P21">Выяснить, что происходят и зачем вы здесь</text:p>
        </text:list-item>
        <text:list-item>
          <text:p text:style-name="P29">Попытаться отыскать возлюбленную или свой недописанный роман</text:p>
        </text:list-item>
      </text:list>
      <text:p text:style-name="P9"/>
      <text:p text:style-name="P9"/>
      <text:p text:style-name="P9"/>
      <text:p text:style-name="P8">Стравинский</text:p>
      <text:p text:style-name="P24">План Барона Майгеля удался и вы смогли пробраться на бал! Здесь твориться что-то совсем уж странное — мало того, что вы сами чувствуете себя необычно (легкое приятное головокружение), так ваши пациенты буквально сошли с ума! Стоит проследить за ними и их самочувствием, быть может, вам удастся выяснить что-то о тех препаратах, что использует эта группировка</text:p>
      <text:p text:style-name="P24">Дополнительные цели на бал:</text:p>
      <text:list xml:id="list4245500663" text:style-name="L5">
        <text:list-item>
          <text:p text:style-name="P25">Осмотреть бал, чтобы найти препараты, что использует данная группировка</text:p>
        </text:list-item>
        <text:list-item>
          <text:p text:style-name="P15"><text:span text:style-name="T5">Сопоставить симптомы п</text:span><text:span text:style-name="T6">а</text:span><text:span text:style-name="T5">циентов и их реакцию на препараты со справочником</text:span></text:p>
        </text:list-item>
      </text:list>
      <text:p text:style-name="P24"/>
      <text:p text:style-name="P24"/>
      <text:p text:style-name="P24"/>
      <text:p text:style-name="P8">Стравинский</text:p>
      <text:p text:style-name="P4"><text:span text:style-name="T5">К сожалению, </text:span><text:span text:style-name="T6">план Барона Майгеля провалился — ему там и не удалось подменить списки приглашенных на бал и вы остались не у дел. Однако научный интерес не дает вам покоя — вы хотите попытаться пробраться на бал вместе со своими пациентами. Хотя один и ваших пациентов уже на балу… И в этом тоже нужно разобраться</text:span></text:p>
      <text:p text:style-name="P26">Дополнительные цели на бал:</text:p>
      <text:list xml:id="list2853345196" text:style-name="L6">
        <text:list-item>
          <text:p text:style-name="P27">Пробраться на бал, оставаясь не замеченным</text:p>
        </text:list-item>
        <text:list-item>
          <text:p text:style-name="P27">Найти действующие на балу вещества и сопоставить их действие со справочником</text:p>
        </text:list-item>
      </text:list>
      <text:p text:style-name="P24"/>
      <text:p text:style-name="P5"/>
      <text:p text:style-name="P5"/>
      <text:p text:style-name="P5">Барон Майгель </text:p>
      <text:p text:style-name="P5">Поздравляем, вам удалось попасть на бал!</text:p>
      <text:p text:style-name="P1">Теперь, когда вы уже подобрались вплотную к врагу, нужно постараться выявить, кто же именно из присутствующих им является (следите оба за списками приглашенных). После нужно понять, что же именно происходит в этом чертовом месте и при этом еще и не выдать себя чрезмерно открытыми вопросами</text:p>
      <text:p text:style-name="P1">Дополнительные цели на бал:</text:p>
      <text:p text:style-name="P1"><text:s text:c="4"/>• Расспросить свиту Воланда (Гелла, Бегемот, Фагот и Азазелло) и других гостей о происходящем на балу и причинах его организации</text:p>
      <text:p text:style-name="P1"><text:s text:c="4"/>• Объяснить властям (Гейм Мастеру), что происходит на балу и дать подробную информацию о «свите дьявола»</text:p>
      <text:p text:style-name="P1"/>
      <text:p text:style-name="P1"/>
      <text:p text:style-name="P1"><text:span text:style-name="T4"/></text:p>
      <text:p text:style-name="P1"><text:soft-page-break/><text:span text:style-name="T4">Барон Майгель</text:span></text:p>
      <text:p text:style-name="P5">К сожалению, вам не удалось попасть на бал!</text:p>
      <text:p text:style-name="P1">Так или иначе, списки подменить вы не успели… Миссия практически провалена. Однако у вас есть шанс незаметно затесаться в толпы людей на балу… Стоит однако избегать свиты Воланда, которая может распознать в вас шпиона. Стравинского и его больных тоже нужно взять с собой, что чуть усложняет задачу… Но информация о группировке «свита дьявола» вам нужна просто критически</text:p>
      <text:p text:style-name="P1">Дополнительные задачи на бал:</text:p>
      <text:p text:style-name="P1"><text:s text:c="4"/>• Пробраться на мероприятие миновав внимание со стороны свиты Воланда</text:p>
      <text:p text:style-name="P1"><text:s text:c="4"/>• Незаметно найти информацию о «свите дьявола» и передать ее властям (Гейм Мастеру)</text:p>
      <text:p text:style-name="P1"/>
      <text:p text:style-name="P1"/>
      <text:p text:style-name="P19">Фагот </text:p>
      <text:p text:style-name="P10">Долгожданный бал наконец наступил! Будем надеяться, вам удалось запутать неприятелей, ведь их попадание на бал явно не сулит ничего хорошего. Однако, если это вдруг и произойдет, нужно понять, что им здесь нужно. Но действовать все еще нужно скрытно </text:p>
      <text:p text:style-name="P10">Дополнительные цели на бал:</text:p>
      <text:list xml:id="list2981883809" text:style-name="L7">
        <text:list-item>
          <text:p text:style-name="P22">Следить, чтобы среди гостей были люди только из списка приглашенных</text:p>
        </text:list-item>
        <text:list-item>
          <text:p text:style-name="P22">Расспросить нарушителей (если таковые будут) о причине визита и сообщить Воланду</text:p>
        </text:list-item>
      </text:list>
      <text:p text:style-name="P28"/>
      <text:p text:style-name="P28"/>
      <text:p text:style-name="P28"/>
      <text:p text:style-name="P20">Бездомный</text:p>
      <text:p text:style-name="P23">Как бы странно то ни звучало, но Доктор Стравинский вместе с вами и другими п<text:span text:style-name="T7">а</text:span>циентами отправился на бал! Это загадочное место не дает сам покоя — люди здесь какие-то странные, а сам Доктор постоянно расспрашивает вас о самочувствии… <text:span text:style-name="T7">Надо сказать, у вас действительно постоянно кружится голова. Но нельзя терять бдительность, эт овсе могут быть уловки Доктора. Вы-то абсолютно здоровый человек! Это тот все доктор… Если вы собираетесь оргнизовать восстание, то сейчас самое время</text:span></text:p>
      <text:p text:style-name="P23">Дополнительные цели на бал:</text:p>
      <text:list xml:id="list155554575731456" text:continue-list="list1122262324" text:style-name="L4">
        <text:list-item>
          <text:p text:style-name="P21">Выяснить, что происходят и зачем вы здесь</text:p>
        </text:list-item>
        <text:list-item>
          <text:p text:style-name="P30"><text:span text:style-name="T8">Избавиться от подчинения Стравинскому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 LibreOffice_project/60da17e045e08f1793c57c00ba83cdfce946d0aa</meta:generator>
    <dc:date>2020-02-27T15:55:53.178000000</dc:date>
    <meta:editing-duration>PT13M19S</meta:editing-duration>
    <meta:editing-cycles>4</meta:editing-cycles>
    <meta:document-statistic meta:table-count="0" meta:image-count="0" meta:object-count="0" meta:page-count="3" meta:paragraph-count="57" meta:word-count="855" meta:character-count="5577" meta:non-whitespace-character-count="4755"/>
  </office:meta>
</office:document-meta>
</file>